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65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4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0.6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0.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66cm"/>
      <style:paragraph-properties style:writing-mode="lr-tb"/>
    </style:style>
    <style:style style:name="gr7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4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0.429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4pt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loext:graphic-properties draw:fill="none"/>
      <style:paragraph-properties fo:text-align="center"/>
      <style:text-properties fo:font-size="16pt"/>
    </style:style>
    <style:style style:name="P8" style:family="paragraph">
      <style:text-properties fo:font-size="16pt"/>
    </style:style>
    <style:style style:name="P9" style:family="paragraph">
      <loext:graphic-properties draw:fill="none" draw:fill-color="#ffffff"/>
      <style:paragraph-properties style:writing-mode="lr-tb"/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31cm" svg:y1="1.635cm" svg:x2="4.492cm" svg:y2="5.445cm">
          <text:p/>
        </draw:line>
        <draw:line draw:style-name="gr1" draw:text-style-name="P1" draw:layer="layout" svg:x1="1.635cm" svg:y1="4.025cm" svg:x2="6.215cm" svg:y2="2.232cm">
          <text:p/>
        </draw:line>
        <draw:frame draw:style-name="gr2" draw:text-style-name="P3" draw:layer="layout" svg:width="1.159cm" svg:height="1.047cm" svg:x="1.732cm" svg:y="2.33cm">
          <draw:text-box>
            <text:p text:style-name="P2">-1</text:p>
          </draw:text-box>
        </draw:frame>
        <draw:frame draw:style-name="gr3" draw:text-style-name="P3" draw:layer="layout" svg:width="0.929cm" svg:height="1.047cm" svg:x="3.626cm" svg:y="1.581cm">
          <draw:text-box>
            <text:p text:style-name="P2">1</text:p>
          </draw:text-box>
        </draw:frame>
        <draw:frame draw:style-name="gr3" draw:text-style-name="P3" draw:layer="layout" svg:width="0.929cm" svg:height="1.047cm" svg:x="2.629cm" svg:y="4.024cm">
          <draw:text-box>
            <text:p text:style-name="P2">1</text:p>
          </draw:text-box>
        </draw:frame>
        <draw:frame draw:style-name="gr4" draw:text-style-name="P3" draw:layer="layout" svg:width="1.159cm" svg:height="1.048cm" svg:x="4.208cm" svg:y="3.322cm">
          <draw:text-box>
            <text:p text:style-name="P2">-1</text:p>
          </draw:text-box>
        </draw:frame>
        <draw:line draw:style-name="gr1" draw:text-style-name="P1" draw:layer="layout" svg:x1="8.715cm" svg:y1="1.698cm" svg:x2="10.906cm" svg:y2="6.08cm">
          <text:p/>
        </draw:line>
        <draw:line draw:style-name="gr1" draw:text-style-name="P1" draw:layer="layout" svg:x1="7.155cm" svg:y1="4.333cm" svg:x2="12.3cm" svg:y2="2.296cm">
          <text:p/>
        </draw:line>
        <draw:frame draw:style-name="gr5" draw:text-style-name="P3" draw:layer="layout" svg:width="1.16cm" svg:height="1.048cm" svg:x="6.899cm" svg:y="2.719cm">
          <draw:text-box>
            <text:p text:style-name="P2">-2</text:p>
          </draw:text-box>
        </draw:frame>
        <draw:frame draw:style-name="gr3" draw:text-style-name="P3" draw:layer="layout" svg:width="0.929cm" svg:height="1.047cm" svg:x="9.61cm" svg:y="1.744cm">
          <draw:text-box>
            <text:p text:style-name="P2">1</text:p>
          </draw:text-box>
        </draw:frame>
        <draw:frame draw:style-name="gr4" draw:text-style-name="P3" draw:layer="layout" svg:width="1.159cm" svg:height="1.048cm" svg:x="8.689cm" svg:y="4.148cm">
          <draw:text-box>
            <text:p text:style-name="P2">-2</text:p>
          </draw:text-box>
        </draw:frame>
        <draw:frame draw:style-name="gr6" draw:text-style-name="P3" draw:layer="layout" svg:width="1.16cm" svg:height="1.047cm" svg:x="11.345cm" svg:y="3.973cm">
          <draw:text-box>
            <text:p text:style-name="P2">-2</text:p>
          </draw:text-box>
        </draw:frame>
        <draw:line draw:style-name="gr7" draw:text-style-name="P1" draw:layer="layout" svg:x1="6.956cm" svg:y1="3.524cm" svg:x2="12.699cm" svg:y2="4.918cm">
          <text:p/>
        </draw:line>
        <draw:frame draw:style-name="gr8" draw:text-style-name="P3" draw:layer="layout" svg:width="0.928cm" svg:height="1.047cm" svg:x="6.781cm" svg:y="3.483cm">
          <draw:text-box>
            <text:p text:style-name="P2">1</text:p>
          </draw:text-box>
        </draw:frame>
        <draw:frame draw:style-name="gr9" draw:text-style-name="P3" draw:layer="layout" svg:width="0.929cm" svg:height="1.048cm" svg:x="11.247cm" svg:y="4.675cm">
          <draw:text-box>
            <text:p text:style-name="P2">1</text:p>
          </draw:text-box>
        </draw:frame>
        <draw:frame draw:style-name="gr9" draw:text-style-name="P3" draw:layer="layout" svg:width="0.929cm" svg:height="1.048cm" svg:x="8.977cm" svg:y="3.408cm">
          <draw:text-box>
            <text:p text:style-name="P2">3</text:p>
          </draw:text-box>
        </draw:frame>
        <draw:line draw:style-name="gr1" draw:text-style-name="P1" draw:layer="layout" svg:x1="15.429cm" svg:y1="1.698cm" svg:x2="18.145cm" svg:y2="7.032cm">
          <text:p/>
        </draw:line>
        <draw:line draw:style-name="gr1" draw:text-style-name="P1" draw:layer="layout" svg:x1="13.869cm" svg:y1="4.333cm" svg:x2="19.014cm" svg:y2="2.296cm">
          <text:p/>
        </draw:line>
        <draw:frame draw:style-name="gr5" draw:text-style-name="P3" draw:layer="layout" svg:width="1.16cm" svg:height="1.048cm" svg:x="13.813cm" svg:y="2.319cm">
          <draw:text-box>
            <text:p text:style-name="P2">-2</text:p>
          </draw:text-box>
        </draw:frame>
        <draw:frame draw:style-name="gr3" draw:text-style-name="P3" draw:layer="layout" svg:width="0.929cm" svg:height="1.047cm" svg:x="17.724cm" svg:y="1.344cm">
          <draw:text-box>
            <text:p text:style-name="P2">2</text:p>
          </draw:text-box>
        </draw:frame>
        <draw:frame draw:style-name="gr4" draw:text-style-name="P3" draw:layer="layout" svg:width="1.159cm" svg:height="1.048cm" svg:x="16.103cm" svg:y="6.048cm">
          <draw:text-box>
            <text:p text:style-name="P2">-3</text:p>
          </draw:text-box>
        </draw:frame>
        <draw:frame draw:style-name="gr6" draw:text-style-name="P3" draw:layer="layout" svg:width="1.16cm" svg:height="1.047cm" svg:x="17.659cm" svg:y="3.373cm">
          <draw:text-box>
            <text:p text:style-name="P2">2</text:p>
          </draw:text-box>
        </draw:frame>
        <draw:line draw:style-name="gr1" draw:text-style-name="P1" draw:layer="layout" svg:x1="13.67cm" svg:y1="3.524cm" svg:x2="19.413cm" svg:y2="4.918cm">
          <text:p/>
        </draw:line>
        <draw:frame draw:style-name="gr8" draw:text-style-name="P3" draw:layer="layout" svg:width="0.928cm" svg:height="1.047cm" svg:x="13.495cm" svg:y="3.483cm">
          <draw:text-box>
            <text:p text:style-name="P2">1</text:p>
          </draw:text-box>
        </draw:frame>
        <draw:frame draw:style-name="gr9" draw:text-style-name="P3" draw:layer="layout" svg:width="0.942cm" svg:height="1.048cm" svg:x="17.416cm" svg:y="4.714cm">
          <draw:text-box>
            <text:p text:style-name="P2">-2</text:p>
          </draw:text-box>
        </draw:frame>
        <draw:frame draw:style-name="gr9" draw:text-style-name="P3" draw:layer="layout" svg:width="0.929cm" svg:height="1.048cm" svg:x="15.691cm" svg:y="3.408cm">
          <draw:text-box>
            <text:p text:style-name="P2">3</text:p>
          </draw:text-box>
        </draw:frame>
        <draw:line draw:style-name="gr7" draw:text-style-name="P1" draw:layer="layout" svg:x1="18.462cm" svg:y1="1.635cm" svg:x2="16.875cm" svg:y2="6.715cm">
          <text:p/>
        </draw:line>
        <draw:frame draw:style-name="gr9" draw:text-style-name="P3" draw:layer="layout" svg:width="0.929cm" svg:height="1.048cm" svg:x="16.862cm" svg:y="6.175cm">
          <draw:text-box>
            <text:p text:style-name="P2">1</text:p>
          </draw:text-box>
        </draw:frame>
        <draw:frame draw:style-name="gr9" draw:text-style-name="P3" draw:layer="layout" svg:width="0.929cm" svg:height="1.048cm" svg:x="16.892cm" svg:y="4.408cm">
          <draw:text-box>
            <text:p text:style-name="P2">3</text:p>
          </draw:text-box>
        </draw:frame>
        <draw:frame draw:style-name="gr6" draw:text-style-name="P3" draw:layer="layout" svg:width="1.16cm" svg:height="1.047cm" svg:x="17.059cm" svg:y="3.274cm">
          <draw:text-box>
            <text:p text:style-name="P2">-4</text:p>
          </draw:text-box>
        </draw:frame>
        <draw:frame draw:style-name="gr9" draw:text-style-name="P3" draw:layer="layout" svg:width="0.942cm" svg:height="1.048cm" svg:x="18.216cm" svg:y="1.414cm">
          <draw:text-box>
            <text:p text:style-name="P2">-1</text:p>
          </draw:text-box>
        </draw:frame>
        <draw:line draw:style-name="gr1" draw:text-style-name="P4" draw:layer="layout" svg:x1="4.428cm" svg:y1="10.059cm" svg:x2="8.002cm" svg:y2="17.827cm">
          <text:p/>
        </draw:line>
        <draw:line draw:style-name="gr1" draw:text-style-name="P4" draw:layer="layout" svg:x1="1.335cm" svg:y1="14.335cm" svg:x2="10.225cm" svg:y2="10.525cm">
          <text:p/>
        </draw:line>
        <draw:line draw:style-name="gr1" draw:text-style-name="P4" draw:layer="layout" svg:x1="1.335cm" svg:y1="13.065cm" svg:x2="10.225cm" svg:y2="14.017cm">
          <text:p/>
        </draw:line>
        <draw:line draw:style-name="gr1" draw:text-style-name="P4" draw:layer="layout" svg:x1="9.037cm" svg:y1="9.572cm" svg:x2="6.18cm" svg:y2="17.827cm">
          <text:p/>
        </draw:line>
        <draw:frame draw:style-name="gr3" draw:text-style-name="P6" draw:layer="layout" svg:width="0.929cm" svg:height="1.047cm" svg:x="4.73cm" svg:y="10.425cm">
          <draw:text-box>
            <text:p text:style-name="P5">-7</text:p>
          </draw:text-box>
        </draw:frame>
        <draw:frame draw:style-name="gr3" draw:text-style-name="P6" draw:layer="layout" svg:width="0.929cm" svg:height="1.047cm" svg:x="5.63cm" svg:y="12.626cm">
          <draw:text-box>
            <text:p text:style-name="P5">7</text:p>
          </draw:text-box>
        </draw:frame>
        <draw:frame draw:style-name="gr3" draw:text-style-name="P6" draw:layer="layout" svg:width="0.929cm" svg:height="1.047cm" svg:x="6.231cm" svg:y="13.927cm">
          <draw:text-box>
            <text:p text:style-name="P5">-3</text:p>
          </draw:text-box>
        </draw:frame>
        <draw:frame draw:style-name="gr3" draw:text-style-name="P6" draw:layer="layout" svg:width="0.929cm" svg:height="1.047cm" svg:x="7.632cm" svg:y="16.728cm">
          <draw:text-box>
            <text:p text:style-name="P5">3</text:p>
          </draw:text-box>
        </draw:frame>
        <draw:frame draw:style-name="gr3" draw:text-style-name="P6" draw:layer="layout" svg:width="0.929cm" svg:height="1.047cm" svg:x="4.231cm" svg:y="10.626cm">
          <draw:text-box>
            <text:p text:style-name="P5">7</text:p>
          </draw:text-box>
        </draw:frame>
        <draw:frame draw:style-name="gr3" draw:text-style-name="P6" draw:layer="layout" svg:width="0.929cm" svg:height="1.047cm" svg:x="5.131cm" svg:y="12.726cm">
          <draw:text-box>
            <text:p text:style-name="P5">-7</text:p>
          </draw:text-box>
        </draw:frame>
        <draw:frame draw:style-name="gr3" draw:text-style-name="P6" draw:layer="layout" svg:width="0.929cm" svg:height="1.047cm" svg:x="5.833cm" svg:y="14.129cm">
          <draw:text-box>
            <text:p text:style-name="P5">3</text:p>
          </draw:text-box>
        </draw:frame>
        <draw:frame draw:style-name="gr3" draw:text-style-name="P6" draw:layer="layout" svg:width="0.929cm" svg:height="1.047cm" svg:x="7.033cm" svg:y="17.029cm">
          <draw:text-box>
            <text:p text:style-name="P5">-3</text:p>
          </draw:text-box>
        </draw:frame>
        <draw:frame draw:style-name="gr3" draw:text-style-name="P6" draw:layer="layout" svg:width="0.929cm" svg:height="1.047cm" svg:x="1.432cm" svg:y="14.027cm">
          <draw:text-box>
            <text:p text:style-name="P5">-5</text:p>
          </draw:text-box>
        </draw:frame>
        <draw:frame draw:style-name="gr3" draw:text-style-name="P6" draw:layer="layout" svg:width="0.929cm" svg:height="1.047cm" svg:x="1.133cm" svg:y="13.528cm">
          <draw:text-box>
            <text:p text:style-name="P5">5</text:p>
          </draw:text-box>
        </draw:frame>
        <draw:frame draw:style-name="gr3" draw:text-style-name="P6" draw:layer="layout" svg:width="0.929cm" svg:height="1.047cm" svg:x="4.634cm" svg:y="12.629cm">
          <draw:text-box>
            <text:p text:style-name="P5">5</text:p>
          </draw:text-box>
        </draw:frame>
        <draw:frame draw:style-name="gr3" draw:text-style-name="P6" draw:layer="layout" svg:width="0.929cm" svg:height="1.047cm" svg:x="4.233cm" svg:y="12.228cm">
          <draw:text-box>
            <text:p text:style-name="P5">-5</text:p>
          </draw:text-box>
        </draw:frame>
        <draw:frame draw:style-name="gr3" draw:text-style-name="P6" draw:layer="layout" svg:width="0.929cm" svg:height="1.047cm" svg:x="6.434cm" svg:y="11.229cm">
          <draw:text-box>
            <text:p text:style-name="P5">-4</text:p>
          </draw:text-box>
        </draw:frame>
        <draw:frame draw:style-name="gr3" draw:text-style-name="P6" draw:layer="layout" svg:width="0.929cm" svg:height="1.047cm" svg:x="9.635cm" svg:y="10.53cm">
          <draw:text-box>
            <text:p text:style-name="P5">-4</text:p>
          </draw:text-box>
        </draw:frame>
        <draw:frame draw:style-name="gr3" draw:text-style-name="P6" draw:layer="layout" svg:width="0.929cm" svg:height="1.047cm" svg:x="6.835cm" svg:y="11.73cm">
          <draw:text-box>
            <text:p text:style-name="P5">4</text:p>
          </draw:text-box>
        </draw:frame>
        <draw:frame draw:style-name="gr3" draw:text-style-name="P6" draw:layer="layout" svg:width="0.929cm" svg:height="1.047cm" svg:x="9.436cm" svg:y="10.031cm">
          <draw:text-box>
            <text:p text:style-name="P5">4</text:p>
          </draw:text-box>
        </draw:frame>
        <draw:frame draw:style-name="gr3" draw:text-style-name="P6" draw:layer="layout" svg:width="0.929cm" svg:height="1.047cm" svg:x="1.634cm" svg:y="12.529cm">
          <draw:text-box>
            <text:p text:style-name="P5">-6</text:p>
          </draw:text-box>
        </draw:frame>
        <draw:frame draw:style-name="gr3" draw:text-style-name="P6" draw:layer="layout" svg:width="0.929cm" svg:height="1.047cm" svg:x="4.635cm" svg:y="13.33cm">
          <draw:text-box>
            <text:p text:style-name="P5">-6</text:p>
          </draw:text-box>
        </draw:frame>
        <draw:frame draw:style-name="gr3" draw:text-style-name="P6" draw:layer="layout" svg:width="0.929cm" svg:height="1.047cm" svg:x="4.835cm" svg:y="12.93cm">
          <draw:text-box>
            <text:p text:style-name="P5">6</text:p>
          </draw:text-box>
        </draw:frame>
        <draw:frame draw:style-name="gr3" draw:text-style-name="P6" draw:layer="layout" svg:width="0.929cm" svg:height="1.047cm" svg:x="1.736cm" svg:y="13.031cm">
          <draw:text-box>
            <text:p text:style-name="P5">6</text:p>
          </draw:text-box>
        </draw:frame>
        <draw:frame draw:style-name="gr3" draw:text-style-name="P6" draw:layer="layout" svg:width="0.929cm" svg:height="1.047cm" svg:x="6.536cm" svg:y="13.531cm">
          <draw:text-box>
            <text:p text:style-name="P5">8</text:p>
          </draw:text-box>
        </draw:frame>
        <draw:frame draw:style-name="gr3" draw:text-style-name="P6" draw:layer="layout" svg:width="0.929cm" svg:height="1.047cm" svg:x="9.237cm" svg:y="13.332cm">
          <draw:text-box>
            <text:p text:style-name="P5">8</text:p>
          </draw:text-box>
        </draw:frame>
        <draw:frame draw:style-name="gr3" draw:text-style-name="P6" draw:layer="layout" svg:width="0.929cm" svg:height="1.047cm" svg:x="6.438cm" svg:y="13.033cm">
          <draw:text-box>
            <text:p text:style-name="P5">-8</text:p>
          </draw:text-box>
        </draw:frame>
        <draw:frame draw:style-name="gr3" draw:text-style-name="P6" draw:layer="layout" svg:width="0.929cm" svg:height="1.047cm" svg:x="9.039cm" svg:y="13.834cm">
          <draw:text-box>
            <text:p text:style-name="P5">-8</text:p>
          </draw:text-box>
        </draw:frame>
        <draw:frame draw:style-name="gr3" draw:text-style-name="P6" draw:layer="layout" svg:width="0.929cm" svg:height="1.047cm" svg:x="5.734cm" svg:y="16.43cm">
          <draw:text-box>
            <text:p text:style-name="P5">-1</text:p>
          </draw:text-box>
        </draw:frame>
        <draw:frame draw:style-name="gr3" draw:text-style-name="P6" draw:layer="layout" svg:width="0.929cm" svg:height="1.047cm" svg:x="6.335cm" svg:y="16.631cm">
          <draw:text-box>
            <text:p text:style-name="P5">1</text:p>
          </draw:text-box>
        </draw:frame>
        <draw:frame draw:style-name="gr3" draw:text-style-name="P6" draw:layer="layout" svg:width="0.929cm" svg:height="1.047cm" svg:x="6.736cm" svg:y="14.132cm">
          <draw:text-box>
            <text:p text:style-name="P5">1</text:p>
          </draw:text-box>
        </draw:frame>
        <draw:frame draw:style-name="gr3" draw:text-style-name="P6" draw:layer="layout" svg:width="0.929cm" svg:height="1.047cm" svg:x="7.135cm" svg:y="14.231cm">
          <draw:text-box>
            <text:p text:style-name="P5">-1</text:p>
          </draw:text-box>
        </draw:frame>
        <draw:frame draw:style-name="gr3" draw:text-style-name="P6" draw:layer="layout" svg:width="0.929cm" svg:height="1.047cm" svg:x="7.936cm" svg:y="12.232cm">
          <draw:text-box>
            <text:p text:style-name="P5">9</text:p>
          </draw:text-box>
        </draw:frame>
        <draw:frame draw:style-name="gr3" draw:text-style-name="P6" draw:layer="layout" svg:width="0.929cm" svg:height="1.047cm" svg:x="7.237cm" svg:y="12.133cm">
          <draw:text-box>
            <text:p text:style-name="P5">-9</text:p>
          </draw:text-box>
        </draw:frame>
        <draw:frame draw:style-name="gr3" draw:text-style-name="P6" draw:layer="layout" svg:width="0.929cm" svg:height="1.047cm" svg:x="8.838cm" svg:y="9.534cm">
          <draw:text-box>
            <text:p text:style-name="P5">-9</text:p>
          </draw:text-box>
        </draw:frame>
        <draw:frame draw:style-name="gr3" draw:text-style-name="P6" draw:layer="layout" svg:width="0.929cm" svg:height="1.047cm" svg:x="8.337cm" svg:y="9.433cm">
          <draw:text-box>
            <text:p text:style-name="P5">9</text:p>
          </draw:text-box>
        </draw:frame>
        <draw:line draw:style-name="gr1" draw:text-style-name="P4" draw:layer="layout" svg:x1="13.925cm" svg:y1="10.02cm" svg:x2="17.269cm" svg:y2="17.287cm">
          <text:p/>
        </draw:line>
        <draw:line draw:style-name="gr1" draw:text-style-name="P4" draw:layer="layout" svg:x1="11.031cm" svg:y1="14.02cm" svg:x2="19.348cm" svg:y2="10.456cm">
          <text:p/>
        </draw:line>
        <draw:line draw:style-name="gr1" draw:text-style-name="P4" draw:layer="layout" svg:x1="11.031cm" svg:y1="12.832cm" svg:x2="19.348cm" svg:y2="13.723cm">
          <text:p/>
        </draw:line>
        <draw:line draw:style-name="gr1" draw:text-style-name="P7" draw:layer="layout" svg:x1="18.237cm" svg:y1="9.564cm" svg:x2="15.564cm" svg:y2="17.287cm">
          <text:p/>
        </draw:line>
        <draw:frame draw:style-name="gr3" draw:text-style-name="P9" draw:layer="layout" svg:width="1.002cm" svg:height="1.047cm" svg:x="15.846cm" svg:y="16.445cm">
          <draw:text-box>
            <text:p text:style-name="P8">-2</text:p>
          </draw:text-box>
        </draw:frame>
        <draw:frame draw:style-name="gr3" draw:text-style-name="P9" draw:layer="layout" svg:width="1.002cm" svg:height="1.047cm" svg:x="17.247cm" svg:y="14.746cm">
          <draw:text-box>
            <text:p text:style-name="P8">-6</text:p>
          </draw:text-box>
        </draw:frame>
        <draw:frame draw:style-name="gr3" draw:text-style-name="P9" draw:layer="layout" svg:width="1.129cm" svg:height="1.047cm" svg:x="17.948cm" svg:y="12.047cm">
          <draw:text-box>
            <text:p text:style-name="P8">13</text:p>
          </draw:text-box>
        </draw:frame>
        <draw:frame draw:style-name="gr3" draw:text-style-name="P9" draw:layer="layout" svg:width="1.002cm" svg:height="1.047cm" svg:x="18.248cm" svg:y="9.648cm">
          <draw:text-box>
            <text:p text:style-name="P8">-5</text:p>
          </draw:text-box>
        </draw:frame>
        <draw:frame draw:style-name="gr3" draw:text-style-name="P9" draw:layer="layout" svg:width="0.929cm" svg:height="1.047cm" svg:x="15.846cm" svg:y="13.546cm">
          <draw:text-box>
            <text:p text:style-name="P8">6</text:p>
          </draw:text-box>
        </draw:frame>
        <draw:frame draw:style-name="gr3" draw:text-style-name="P9" draw:layer="layout" svg:width="1.002cm" svg:height="1.047cm" svg:x="13.546cm" svg:y="14.446cm">
          <draw:text-box>
            <text:p text:style-name="P8">-9</text:p>
          </draw:text-box>
        </draw:frame>
        <draw:frame draw:style-name="gr3" draw:text-style-name="P9" draw:layer="layout" svg:width="1.086cm" svg:height="1.047cm" svg:x="10.947cm" svg:y="12.847cm">
          <draw:text-box>
            <text:p text:style-name="P8">11</text:p>
          </draw:text-box>
        </draw:frame>
        <draw:frame draw:style-name="gr3" draw:text-style-name="P9" draw:layer="layout" svg:width="0.929cm" svg:height="1.047cm" svg:x="14.347cm" svg:y="12.447cm">
          <draw:text-box>
            <text:p text:style-name="P8">4</text:p>
          </draw:text-box>
        </draw:frame>
        <draw:frame draw:style-name="gr3" draw:text-style-name="P9" draw:layer="layout" svg:width="1.002cm" svg:height="1.047cm" svg:x="15.749cm" svg:y="12.048cm">
          <draw:text-box>
            <text:p text:style-name="P8">-6</text:p>
          </draw:text-box>
        </draw:frame>
        <draw:frame draw:style-name="gr3" draw:text-style-name="P9" draw:layer="layout" svg:width="1.002cm" svg:height="1.047cm" svg:x="13.247cm" svg:y="11.648cm">
          <draw:text-box>
            <text:p text:style-name="P8">-4</text:p>
          </draw:text-box>
        </draw:frame>
        <draw:frame draw:style-name="gr3" draw:text-style-name="P9" draw:layer="layout" svg:width="1.002cm" svg:height="1.047cm" svg:x="15.648cm" svg:y="10.049cm">
          <draw:text-box>
            <text:p text:style-name="P8">-2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5-09-18T23:31:07.005452249</meta:creation-date>
    <dc:date>2025-09-23T14:26:26.100394080</dc:date>
    <meta:editing-duration>PT1H57M9S</meta:editing-duration>
    <meta:editing-cycles>3</meta:editing-cycles>
    <meta:generator>LibreOffice/7.1.3.2$MacOSX_X86_64 LibreOffice_project/47f78053abe362b9384784d31a6e56f8511eb1c1</meta:generator>
    <meta:document-statistic meta:object-count="82"/>
  </office:meta>
</office:document-meta>
</file>